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5668" officeooo:paragraph-rsid="00165668"/>
    </style:style>
    <style:style style:name="T1" style:family="text">
      <style:text-properties officeooo:rsid="0016a1a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rst I would like to present short overview of the current state of the project. Currently, the release installed on the production server has version number 0.10.xx. It contains new user interface, developed by Ronak. Currently, it is available in beta version as an optional User Interface and it is going to replace the old user interface in the near future. On the right side of the slide you can see a screenshot of the new landing page. Of course, you can check the new user interface on the production or test server.</text:p>
      <text:p text:style-name="P1"/>
      <text:p text:style-name="P1">Currently we work on next major version of CAR, labeled as 0.11. The first release will hopefully appear on the test server in 2-3 weeks. It will contains around 250 millions of Canonical Alleles, including almost all variants from dbSNP, gnomAD and myVariant.info. The new engine will allow for much larger and faster bulk queries and registrations. The API will be improved by adding new parameters to control the format of returned documents. We also plan to improve support for Protein Alleles, whats is the main topic of this presentation.</text:p>
      <text:p text:style-name="P1"/>
      <text:p text:style-name="P1">Currently each page with alleles presented to the user, or each document with alleles returned by API, contains single Canonical Allele. As we can see Canonical Allele has unique ID, started with prefix CA, list of identifiers and links to external databases, and list of corresponding Contextual Alleles. Each Contextual Allele describes mutation in the context of single reference sequence. Canonical Allele group together Contextual Alleles corresponding to the same variant.</text:p>
      <text:p text:style-name="P1"/>
      <text:p text:style-name="P1">Currently protein alleles are presented as independent Canonical Alleles with single amino-acid mutation. There is also no link between genomic alleles and protein alleles. This kind of documents seem to be quite useless, so <text:span text:style-name="T1">we</text:span> t<text:span text:style-name="T1">hought about adding links between genomic and protein variants and also grouping some of the protein variants together on the single page. Similar concept was presented by Chris Bison on one of the DMWG meeting. It was quite long time ago and we dismissed his ide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2T11:30:03.165435787</meta:creation-date>
    <dc:date>2017-04-12T11:51:32.728772992</dc:date>
    <meta:editing-duration>PT5M59S</meta:editing-duration>
    <meta:editing-cycles>1</meta:editing-cycles>
    <meta:document-statistic meta:table-count="0" meta:image-count="0" meta:object-count="0" meta:page-count="1" meta:paragraph-count="4" meta:word-count="335" meta:character-count="2042" meta:non-whitespace-character-count="1710"/>
    <meta:generator>LibreOffice/4.2.8.2$Linux_X86_64 LibreOffice_project/420m0$Build-2</meta:generator>
  </office:meta>
</office:document-meta>
</file>